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Nam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List.addConfiguredFile( File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List.FileList( FileList file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ileName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List.File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List.getRef( Projec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List.setFiles( String filenam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leList.setDir( File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leList.getFiles( Project 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ileList.setRefid( Reference 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List.itera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ileList.getDir( Project 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List.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List.isFilesystem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